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025cm" fo:min-width="9.83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89cm" fo:min-width="2.90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221cm" fo:min-width="3.82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99cm" fo:min-width="2.887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817cm" fo:min-width="2.671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28cm" fo:min-width="0.578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000000" draw:marker-start="Symmetric_20_Arrow" draw:marker-start-width="0.3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oboto Condensed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Roboto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6.985cm" svg:x="0.197cm" svg:y="0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762cm" svg:height="1.09cm" svg:x="10.884cm" svg:y="6.515cm">
          <draw:text-box>
            <text:p text:style-name="P2"><text:span text:style-name="T1">0</text:span></text:p>
          </draw:text-box>
        </draw:frame>
        <draw:custom-shape draw:style-name="gr3" draw:text-style-name="P1" draw:layer="layout" svg:width="3.683cm" svg:height="2.621cm" svg:x="0.989cm" svg:y="0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5.969cm" svg:x="5.485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683cm" svg:height="2.745cm" svg:x="0.989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762cm" svg:height="1.09cm" svg:x="4.496cm" svg:y="2.767cm">
          <draw:text-box>
            <text:p text:style-name="P2"><text:span text:style-name="T1">1</text:span></text:p>
          </draw:text-box>
        </draw:frame>
        <draw:frame draw:style-name="gr2" draw:text-style-name="P3" draw:layer="layout" svg:width="0.762cm" svg:height="1.09cm" svg:x="4.496cm" svg:y="5.767cm">
          <draw:text-box>
            <text:p text:style-name="P2"><text:span text:style-name="T1">2</text:span></text:p>
          </draw:text-box>
        </draw:frame>
        <draw:frame draw:style-name="gr2" draw:text-style-name="P3" draw:layer="layout" svg:width="0.762cm" svg:height="1.09cm" svg:x="10.084cm" svg:y="5.915cm">
          <draw:text-box>
            <text:p text:style-name="P2"><text:span text:style-name="T1">3</text:span></text:p>
          </draw:text-box>
        </draw:frame>
        <draw:custom-shape draw:style-name="gr6" draw:text-style-name="P1" draw:layer="layout" svg:width="3.425cm" svg:height="2.321cm" svg:x="5.789cm" svg:y="1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762cm" svg:height="1.09cm" svg:x="9.084cm" svg:y="2.715cm">
          <draw:text-box>
            <text:p text:style-name="P2"><text:span text:style-name="T1">4</text:span></text:p>
          </draw:text-box>
        </draw:frame>
        <draw:custom-shape draw:style-name="gr6" draw:text-style-name="P1" draw:layer="layout" svg:width="3.425cm" svg:height="2.321cm" svg:x="5.782cm" svg:y="4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762cm" svg:height="1.09cm" svg:x="9.077cm" svg:y="5.508cm">
          <draw:text-box>
            <text:p text:style-name="P2"><text:span text:style-name="T1">5</text:span></text:p>
          </draw:text-box>
        </draw:frame>
        <draw:custom-shape draw:style-name="gr7" draw:text-style-name="P1" xml:id="id1" draw:id="id1" draw:layer="layout" svg:width="1.524cm" svg:height="1.524cm" svg:x="14.797cm" svg:y="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1.524cm" svg:height="1.524cm" svg:x="12.598cm" svg:y="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1.524cm" svg:height="1.524cm" svg:x="14.799cm" svg:y="3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1.524cm" svg:height="1.524cm" svg:x="16.9cm" svg:y="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1.524cm" svg:height="1.524cm" svg:x="15.7cm" svg:y="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524cm" svg:height="1.524cm" svg:x="18.301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15.02cm" svg:y1="1.517cm" svg:x2="13.36cm" svg:y2="3.217cm" draw:start-shape="id1" draw:start-glue-point="7" draw:end-shape="id2" draw:end-glue-point="4" svg:d="M15020 1517l-1660 1700" svg:viewBox="0 0 1661 1701">
          <text:p/>
        </draw:connector>
        <draw:connector draw:style-name="gr9" draw:text-style-name="P4" draw:layer="layout" draw:type="line" svg:x1="15.559cm" svg:y1="1.74cm" svg:x2="15.561cm" svg:y2="3.218cm" draw:start-shape="id1" draw:start-glue-point="8" draw:end-shape="id3" draw:end-glue-point="4" svg:d="M15559 1740l2 1478" svg:viewBox="0 0 3 1479">
          <text:p/>
        </draw:connector>
        <draw:connector draw:style-name="gr9" draw:text-style-name="P4" draw:layer="layout" draw:type="line" svg:x1="16.098cm" svg:y1="1.517cm" svg:x2="17.662cm" svg:y2="3.219cm" draw:start-shape="id1" draw:start-glue-point="9" draw:end-shape="id4" draw:end-glue-point="4" svg:d="M16098 1517l1564 1702" svg:viewBox="0 0 1565 1703">
          <text:p/>
        </draw:connector>
        <draw:frame draw:style-name="gr2" draw:text-style-name="P3" draw:layer="layout" svg:width="0.762cm" svg:height="1.09cm" svg:x="16.145cm" svg:y="0.381cm">
          <draw:text-box>
            <text:p text:style-name="P2"><text:span text:style-name="T1">0</text:span></text:p>
          </draw:text-box>
        </draw:frame>
        <draw:frame draw:style-name="gr2" draw:text-style-name="P3" draw:layer="layout" svg:width="0.762cm" svg:height="1.09cm" svg:x="11.854cm" svg:y="3.429cm">
          <draw:text-box>
            <text:p text:style-name="P2"><text:span text:style-name="T1">1</text:span></text:p>
          </draw:text-box>
        </draw:frame>
        <draw:frame draw:style-name="gr2" draw:text-style-name="P3" draw:layer="layout" svg:width="0.762cm" svg:height="1.09cm" svg:x="14.159cm" svg:y="3.455cm">
          <draw:text-box>
            <text:p text:style-name="P2"><text:span text:style-name="T1">2</text:span></text:p>
          </draw:text-box>
        </draw:frame>
        <draw:frame draw:style-name="gr2" draw:text-style-name="P3" draw:layer="layout" svg:width="0.762cm" svg:height="1.09cm" svg:x="18.35cm" svg:y="3.429cm">
          <draw:text-box>
            <text:p text:style-name="P2"><text:span text:style-name="T1">3</text:span></text:p>
          </draw:text-box>
        </draw:frame>
        <draw:connector draw:style-name="gr9" draw:text-style-name="P4" draw:layer="layout" draw:type="line" svg:x1="17.123cm" svg:y1="4.52cm" svg:x2="16.462cm" svg:y2="6.019cm" draw:start-shape="id4" draw:start-glue-point="7" draw:end-shape="id5" draw:end-glue-point="4" svg:d="M17123 4520l-661 1499" svg:viewBox="0 0 662 1500">
          <text:p/>
        </draw:connector>
        <draw:connector draw:style-name="gr9" draw:text-style-name="P4" draw:layer="layout" draw:type="line" svg:x1="18.201cm" svg:y1="4.52cm" svg:x2="19.063cm" svg:y2="6.02cm" draw:start-shape="id4" draw:start-glue-point="9" draw:end-shape="id6" draw:end-glue-point="4" svg:d="M18201 4520l862 1500" svg:viewBox="0 0 863 1501">
          <text:p/>
        </draw:connector>
        <draw:frame draw:style-name="gr2" draw:text-style-name="P3" draw:layer="layout" svg:width="0.762cm" svg:height="1.09cm" svg:x="15.094cm" svg:y="6.203cm">
          <draw:text-box>
            <text:p text:style-name="P2"><text:span text:style-name="T1">4</text:span></text:p>
          </draw:text-box>
        </draw:frame>
        <draw:frame draw:style-name="gr2" draw:text-style-name="P3" draw:layer="layout" svg:width="0.762cm" svg:height="1.09cm" svg:x="19.693cm" svg:y="6.296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7T12:42:47.821374236</dc:date>
    <meta:editing-duration>PT10M</meta:editing-duration>
    <meta:editing-cycles>9</meta:editing-cycles>
    <meta:generator>LibreOffice/6.3.3.2.0$Linux_X86_64 LibreOffice_project/30$Build-2</meta:generator>
    <meta:document-statistic meta:object-count="29"/>
  </office:meta>
</office:document-meta>
</file>